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ei welchen Filmen war Robert Campbell Director?</text:p>
      <text:p text:style-name="Standard"/>
      <text:p text:style-name="SQL-Code">select title from movies where director = “Robert Campbell“</text:p>
      <text:p text:style-name="Standard"/>
      <text:p text:style-name="Standard"/>
      <text:p text:style-name="Standard"/>
      <text:p text:style-name="Standard"/>
      <text:p text:style-name="SQL-Code">select name from genre</text:p>
      <text:p text:style-name="SQL-Code"/>
      <text:p text:style-name="SQL-Code"/>
      <text:p text:style-name="Standard"/>
      <text:p text:style-name="SQL-Code">select distinct name from genre</text:p>
      <text:p text:style-name="Standard"/>
      <text:p text:style-name="SQL-Code">select count(name) from genre</text:p>
      <text:p text:style-name="SQL-Code"/>
      <text:p text:style-name="SQL-Code">97 (!)</text:p>
      <text:p text:style-name="SQL-Code"/>
      <text:p text:style-name="SQL-Code">select count(distinct name) from genre</text:p>
      <text:p text:style-name="SQL-Code"/>
      <text:p text:style-name="SQL-Code">14</text:p>
      <text:p text:style-name="SQL-Code"/>
      <text:p text:style-name="SQL-Code"/>
      <text:p text:style-name="SQL-Code">select title,count(name) from movies,genre where movies.id=genre.id group by title</text:p>
      <text:p text:style-name="Standard"/>
      <text:p text:style-name="Standard">-&gt; Lord of the Flies 6</text:p>
      <text:p text:style-name="Standard"/>
      <text:p text:style-name="SQL-Code">select title,count(name) from movies,genre where movies.id=genre.id group by id</text:p>
      <text:p text:style-name="P1"/>
      <text:p text:style-name="Standard"/>
      <text:p text:style-name="Standard">-&gt; Lord of the Flies 3</text:p>
      <text:p text:style-name="Standard">-&gt; Lord of the Flies 3</text:p>
      <text:p text:style-name="Standard"/>
      <text:p text:style-name="Standard"/>
      <text:p text:style-name="Standard">Bei welchen Filmen war Robert Campbell Director?</text:p>
      <text:p text:style-name="Standard"/>
      <text:p text:style-name="SQL-Code">select title from movies where director = “Robert Campbell“</text:p>
      <text:p text:style-name="Standard"/>
      <text:p text:style-name="Standard">Welche Filme wurden vor 1990 produziert? </text:p>
      <text:p text:style-name="Standard"/>
      <text:p text:style-name="Standard">Wieviele Filme haben eine Spielzeit von weniger als 100 Minuten?</text:p>
      <text:p text:style-name="Standard"/>
      <text:p text:style-name="SQL-Code">select count(id) from movies where runtime &lt; 100</text:p>
      <text:p text:style-name="Standard"/>
      <text:p text:style-name="SQL-Code">select title, year from movies where year &lt; 1990</text:p>
      <text:p text:style-name="SQL-Code"/>
      <text:p text:style-name="Standard">In welchen Filmen spielt der Schauspieler Arnold Schwarzenegger mit, und als welche Person?</text:p>
      <text:p text:style-name="Standard"/>
      <text:p text:style-name="SQL-Code">select title,impersonated from movies,cast as c where movies.id = c.movieid and c.actor = “Arnold Schwarzenegger“</text:p>
      <text:p text:style-name="Standard"/>
      <text:p text:style-name="Standard">In welchen Dramen spielt der Schauspieler Johnny <text:s/>Depp?</text:p>
      <text:p text:style-name="Standard"/>
      <text:p text:style-name="SQL-Code">Select title from cast as c,movies,genre where id=genre.movieid and id=c.movieid and name=“Drama“ and actor=“Johnny Depp“</text:p>
      <text:p text:style-name="Standard"/>
      <text:p text:style-name="Standard">Wieviele Filme hat jeder Director gemacht?</text:p>
      <text:p text:style-name="Standard"/>
      <text:p text:style-name="SQL-Code">select director, count(id) from movies group by director</text:p>
      <text:p text:style-name="Standard"><text:soft-page-break/></text:p>
      <text:p text:style-name="Standard">Welche Directors haben mindestens 2 Filme gemacht?</text:p>
      <text:p text:style-name="Standard"/>
      <text:p text:style-name="SQL-Code">select director from movies group by director having count(id) &gt; 1;</text:p>
      <text:p text:style-name="Standard"/>
      <text:p text:style-name="Standard">In welchen Filmen spielen Johnnie Depp und Leonardo DiCaprio zusammen?</text:p>
      <text:p text:style-name="Standard"/>
      <text:p text:style-name="SQL-Code">select title from movies,cast as a,cast as b where a.movieid=id and b.movieid=id and a.actor=“Johnny Depp“ and b.actor=“Leonardo DiCaprio“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QL-Code" style:family="paragraph" style:parent-style-name="Standard" style:class="text">
      <style:text-properties style:font-name="Courier New" fo:font-size="9pt" fo:font-style="normal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9T11:39:38.48</meta:creation-date>
    <dc:date>2012-03-09T12:21:42.96</dc:date>
    <meta:editing-duration>PT00H42M10S</meta:editing-duration>
    <meta:editing-cycles>5</meta:editing-cycles>
    <meta:generator>OpenOffice.org/3.0$Win32 OpenOffice.org_project/300m15$Build-9379</meta:generator>
    <meta:document-statistic meta:table-count="0" meta:image-count="0" meta:object-count="0" meta:page-count="2" meta:paragraph-count="29" meta:word-count="236" meta:character-count="1573"/>
    <meta:user-defined meta:name="Info 1"/>
    <meta:user-defined meta:name="Info 2"/>
    <meta:user-defined meta:name="Info 3"/>
    <meta:user-defined meta:name="Info 4"/>
  </office:meta>
</office:document-meta>
</file>